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Ubuntu" svg:font-family="Ubuntu"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P6" style:family="paragraph" style:parent-style-name="Text_20_body" style:list-style-name="L1"/>
    <style:style style:name="P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8</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1 DarkWyrm</text:p>
      <text:h text:style-name="P7" text:outline-level="2">Meet the Application Kit and Family</text:h>
      <text:p text:style-name="Text_20_body">While we have examined the Application Kit in passing, we have not gone very deep into its usage. Its purpose is to provide the foundation upon which the rest of your application is built. It is also one of the easiest kits to master even though it is not the smallest one in the API. Even better, closer study of the kit will reveal all sorts of nifty tricks that we can add to our repertoire to make our Haiku code even better.</text:p>
      <text:p text:style-name="Text_20_body">The cornerstone of the Application Kit is the BHandler class. Its job is to respond to messages and optionally filter them. It can also be the an event notifier to a list of subscribed observers. Classes based on BHandler include BLooper – the base class for BApplication and BWindow – and BView.</text:p>
      <text:p text:style-name="Text_20_body">A discussion of BHandler, however, would be incomplete without mentioning its counterpart, BLooper. The BLooper class is the delivery point for messages, similar to how a post office is responsible for distributing mail to residents and businesses. It is so named because it checks for messages and then dispatches them, over and over in a loop until it is asked to stop. Because it inherits from BHandler, a BLooper object can also respond to messages.</text:p>
      <text:h text:style-name="Heading_20_2" text:outline-level="2">A Detailed Look at Haiku Message Delivery</text:h>
      <text:p text:style-name="Text_20_body">A BLooper centers around checking for messages and delivering them. How does it do all of this? It's quite fascinating. Let's take an up-close look.</text:p>
      <text:p text:style-name="Text_20_body">The actual messages are delivered over a kernel port. Ports are an aspect of the Kernel Kit which we skipped over because of their specialized nature. They are for transferring data around in a queued format, regardless of any circumstances of the recipient. The data transfer is done via <text:span text:style-name="Code">write_port()</text:span> and <text:span text:style-name="Code">read_port()</text:span> as a generic memory buffer paired with an integer constant. Every BLooper has a port which is used to send it BMessages. The BMessages themselves are sent as a flattened stream of bytes which are unflattened after they have been read from the kernel.</text:p>
      <text:p text:style-name="Text_20_body">When BLooper instances read messages from kernel ports, they read all of the messages in the port and put them in a BMessageQueue. This is to make sure that the kernel port doesn't get filled to capacity while the messages are being processed. A full kernel port means that no more messages can be sent to the BLooper, but a BMessageQueue can hold as many messages as necessary.</text:p>
      <text:p text:style-name="Text_20_body">After getting all of the messages from the port, the BLooper proceeds to filtering and delivering each one in the queue. First, it finds the target BHandler. If the target is not one of the BLooper's BHandlers, then message is ignored. Next it runs the message the common filters added to it with <text:span text:style-name="Code">AddCommonFilter()</text:span>, and assuming that the message was not filtered out, it passes through the target BHandler's filters. If, after passing through this gauntlet, the message has emerged unscathed, it is dispatched to the target BHandler via <text:span text:style-name="Code">DispatchMessage()</text:span>.</text:p>
      <text:p text:style-name="Text_20_body">The purpose of <text:span text:style-name="Code">DispatchMessage()</text:span> is to act upon certain messages. The implementation in Haiku responds only to <text:span text:style-name="Code">B_QUIT_REQUESTED</text:span> and <text:span text:style-name="Code">_QUIT_</text:span> and passes everything else on to the BHandler's <text:span text:style-name="Code">MessageReceived()</text:span> function. You probably will never have a need to implement your own version of <text:span text:style-name="Code">DispatchMessage()</text:span> unless you are doing something specialized.</text:p>
      <text:p text:style-name="Text_20_body">Once inside <text:span text:style-name="Code">MessageReceived()</text:span>, the BHandler either responds to the message or passes it to its parent's version of <text:span text:style-name="Code">MessageReceived()</text:span>. If the message has been passed to BHandler's implementation and it has not been acted upon, the message will be ignored. In either case, <text:soft-page-break/>the BLooper deletes the message afterward. The next message in the BMessageQueue is obtained and the process continues until the queue is empty. Once the queue is empty, the <text:s/>BLooper checks its port for more messages. If there aren't any messages in the port, it waits until there are.</text:p>
      <text:h text:style-name="Heading_20_2" text:outline-level="2">Filtering for Fun and Profit</text:h>
      <text:p text:style-name="Text_20_body">Sometimes you want to act upon a message before it is sent to its target. This is where filtering messages comes in. While there are plenty of reasons to filter messages, perhaps the most common case for filtering messages is for dealing with keypresses when <text:span text:style-name="Code">KeyDown()</text:span>/<text:span text:style-name="Code">KeyUp()</text:span> are not available or appropriate. Autocompletion in a BTextControl is a perfect example. As we will see momentarily, it is also the solution when you want a BTextControl to send a message every time the user presses a key instead of just when he presses Enter.</text:p>
      <text:p text:style-name="Text_20_body">BMessageFilter is the class responsible for message filtering. The constructors look like this:</text:p>
      <text:p text:style-name="CodeBlock"/>
      <text:p text:style-name="CodeBlock">BMessageFilter(uint32 what, filter_hook func = NULL); </text:p>
      <text:p text:style-name="CodeBlock">BMessageFilter(message_delivery delivery, message_source source,</text:p>
      <text:p text:style-name="CodeBlock"><text:tab/><text:tab/>filter_hook func = NULL); </text:p>
      <text:p text:style-name="CodeBlock">BMessageFilter(message_delivery delivery, message_source source,</text:p>
      <text:p text:style-name="CodeBlock"><text:tab/><text:tab/>uint32 what, filter_hook func = NULL); </text:p>
      <text:p text:style-name="CodeBlock"/>
      <text:p text:style-name="Text_20_body">Although you can create a message filter with a C <text:span text:style-name="Code">filter_hook</text:span> function, it's often just easier to write a BMessageFilter subclass and implement the <text:span text:style-name="Code">Filter()</text:span> method, but it's good to know that either is possible. Note that the two can't be combined: if you create a BMessageFilter with a non-<text:span text:style-name="Code">NULL</text:span> filter_hook, the <text:span text:style-name="Code">Filter()</text:span> method is ignored. For our purposes in this lesson, we will use <text:span text:style-name="Code">Filter()</text:span>, but it can be easily adapted to a <text:span text:style-name="Code">filter_hook</text:span>.</text:p>
      <text:p text:style-name="Text_20_body">Quite some time ago, I ran into an issue with BTextControls: they only send an update message when the user either presses the Enter key or the control loses focus. For most purposes, this is not a big deal. However, for the program I was writing, I needed to be notified about every keypress. The solution was to filter the keypress messages before they were sent to the text control. Here is the filtering code, the key component of the class:</text:p>
      <text:p text:style-name="CodeBlock"/>
      <text:p text:style-name="CodeBlock">filter_result </text:p>
      <text:p text:style-name="CodeBlock">AutoTextControlFilter<text:span text:style-name="symbol4_5f_cpp">::</text:span><text:span text:style-name="member1_5f_cpp">Filter</text:span><text:span text:style-name="symbol0_5f_cpp">(</text:span>BMessage <text:span text:style-name="symbol2_5f_cpp">*</text:span>msg, BHandler <text:span text:style-name="symbol2_5f_cpp">**</text:span>target<text:span text:style-name="symbol0_5f_cpp">)</text:span> </text:p>
      <text:p text:style-name="CodeBlock"><text:span text:style-name="symbol0_5f_cpp">{</text:span> </text:p>
      <text:p text:style-name="CodeBlock"><text:tab/><text:span text:style-name="comment0_5f_cpp">// This class is set to only filter B_KEY_DOWN messages, so we can</text:span></text:p>
      <text:p text:style-name="CodeBlock"><text:tab/><text:span text:style-name="comment0_5f_cpp">// safely operate under this assumption.</text:span></text:p>
      <text:p text:style-name="CodeBlock"><text:tab/></text:p>
      <text:p text:style-name="CodeBlock"><text:tab/>int32 rawchar,mod<text:span text:style-name="symbol4_5f_cpp">;</text:span> </text:p>
      <text:p text:style-name="CodeBlock"><text:tab/>msg<text:span text:style-name="symbol2_5f_cpp">-</text:span><text:span text:style-name="symbol1_5f_cpp">&gt;</text:span>FindInt32<text:span text:style-name="symbol0_5f_cpp">(</text:span><text:span text:style-name="string_5f_cpp">"raw_char"</text:span>,<text:span text:style-name="symbol3_5f_cpp">&amp;</text:span>rawchar<text:span text:style-name="symbol0_5f_cpp">)</text:span><text:span text:style-name="symbol4_5f_cpp">;</text:span> </text:p>
      <text:p text:style-name="CodeBlock"><text:tab/>msg<text:span text:style-name="symbol2_5f_cpp">-</text:span><text:span text:style-name="symbol1_5f_cpp">&gt;</text:span>FindInt32<text:span text:style-name="symbol0_5f_cpp">(</text:span><text:span text:style-name="string_5f_cpp">"modifiers"</text:span>,<text:span text:style-name="symbol3_5f_cpp">&amp;</text:span>mod<text:span text:style-name="symbol0_5f_cpp">)</text:span><text:span text:style-name="symbol4_5f_cpp">;</text:span> </text:p>
      <text:p text:style-name="CodeBlock"><text:tab/></text:p>
      <text:p text:style-name="CodeBlock"><text:tab/><text:span text:style-name="comment0_5f_cpp">// We ignore any messages not sent to the text controls input box </text:span></text:p>
      <text:p text:style-name="CodeBlock"><text:tab/>BView <text:span text:style-name="symbol2_5f_cpp">*</text:span>view <text:span text:style-name="symbol1_5f_cpp">=</text:span> dynamic_cast<text:span text:style-name="symbol1_5f_cpp">&lt;</text:span>BView<text:span text:style-name="symbol2_5f_cpp">*</text:span><text:span text:style-name="symbol1_5f_cpp">&gt;</text:span><text:span text:style-name="symbol0_5f_cpp">(</text:span><text:span text:style-name="symbol2_5f_cpp">*</text:span>target<text:span text:style-name="symbol0_5f_cpp">)</text:span><text:span text:style-name="symbol4_5f_cpp">;</text:span> </text:p>
      <text:p text:style-name="CodeBlock"><text:tab/><text:span text:style-name="keyword0_5f_cpp">if</text:span> <text:span text:style-name="symbol0_5f_cpp">(</text:span><text:span text:style-name="symbol3_5f_cpp">!</text:span>view <text:span text:style-name="symbol3_5f_cpp">||</text:span> <text:span text:style-name="keyword2_5f_cpp">strcmp</text:span><text:span text:style-name="symbol0_5f_cpp">(</text:span><text:span text:style-name="string_5f_cpp">"_input_"</text:span>,view<text:span text:style-name="symbol2_5f_cpp">-</text:span><text:span text:style-name="symbol1_5f_cpp">&gt;</text:span>Name<text:span text:style-name="symbol0_5f_cpp">())</text:span> <text:span text:style-name="symbol3_5f_cpp">!</text:span><text:span text:style-name="symbol1_5f_cpp">=</text:span> <text:span text:style-name="number_5f_cpp">0</text:span><text:span text:style-name="symbol0_5f_cpp">)</text:span> </text:p>
      <text:p text:style-name="CodeBlock"><text:tab/><text:tab/><text:span text:style-name="keyword0_5f_cpp">return</text:span> B_DISPATCH_MESSAGE<text:span text:style-name="symbol4_5f_cpp">;</text:span> </text:p>
      <text:p text:style-name="CodeBlock"><text:tab/></text:p>
      <text:p text:style-name="CodeBlock"><text:tab/><text:span text:style-name="comment0_5f_cpp">// Just a safety check to also ensure that we don't filter any</text:span></text:p>
      <text:p text:style-name="CodeBlock"><text:tab/><text:span text:style-name="comment0_5f_cpp">// messages that aren't ours. </text:span></text:p>
      <text:p text:style-name="CodeBlock"><text:tab/>AutoTextControl <text:span text:style-name="symbol2_5f_cpp">*</text:span>text <text:span text:style-name="symbol1_5f_cpp">=</text:span> dynamic_cast<text:span text:style-name="symbol1_5f_cpp">&lt;</text:span>AutoTextControl<text:span text:style-name="symbol2_5f_cpp">*</text:span><text:span text:style-name="symbol1_5f_cpp">&gt;</text:span></text:p>
      <text:p text:style-name="CodeBlock"><text:tab/><text:tab/><text:tab/><text:tab/><text:tab/><text:tab/><text:tab/><text:tab/><text:tab/> <text:s text:c="3"/><text:span text:style-name="symbol0_5f_cpp">(</text:span>view<text:span text:style-name="symbol2_5f_cpp">-</text:span><text:span text:style-name="symbol1_5f_cpp">&gt;</text:span>Parent<text:span text:style-name="symbol0_5f_cpp">())</text:span><text:span text:style-name="symbol4_5f_cpp">;</text:span> </text:p>
      <text:p text:style-name="CodeBlock"><text:tab/><text:span text:style-name="keyword0_5f_cpp">if</text:span> <text:span text:style-name="symbol0_5f_cpp">(</text:span><text:span text:style-name="symbol3_5f_cpp">!</text:span>text <text:span text:style-name="symbol3_5f_cpp">||</text:span> text <text:span text:style-name="symbol3_5f_cpp">!</text:span><text:span text:style-name="symbol1_5f_cpp">=</text:span> fBox<text:span text:style-name="symbol0_5f_cpp">)</text:span> </text:p>
      <text:p text:style-name="CodeBlock"><text:soft-page-break/><text:tab/><text:tab/><text:span text:style-name="keyword0_5f_cpp">return</text:span> B_DISPATCH_MESSAGE<text:span text:style-name="symbol4_5f_cpp">;</text:span> </text:p>
      <text:p text:style-name="CodeBlock"><text:tab/></text:p>
      <text:p text:style-name="CodeBlock"><text:tab/><text:span text:style-name="comment0_5f_cpp">// The AutoTextControl class provides a KeyFilter hook function to</text:span></text:p>
      <text:p text:style-name="CodeBlock"><text:tab/><text:span text:style-name="comment0_5f_cpp">// make simpler filtering a little easier. </text:span></text:p>
      <text:p text:style-name="CodeBlock"><text:tab/>fCurrentMessage <text:span text:style-name="symbol1_5f_cpp">=</text:span> msg<text:span text:style-name="symbol4_5f_cpp">;</text:span> </text:p>
      <text:p text:style-name="CodeBlock"><text:tab/>filter_result result <text:span text:style-name="symbol1_5f_cpp">=</text:span> KeyFilter<text:span text:style-name="symbol0_5f_cpp">(</text:span>rawchar,mod<text:span text:style-name="symbol0_5f_cpp">)</text:span><text:span text:style-name="symbol4_5f_cpp">;</text:span> </text:p>
      <text:p text:style-name="CodeBlock"><text:tab/>fCurrentMessage <text:span text:style-name="symbol1_5f_cpp">=</text:span> <text:span text:style-name="keyword1_5f_cpp">NULL</text:span><text:span text:style-name="symbol4_5f_cpp">;</text:span> </text:p>
      <text:p text:style-name="CodeBlock"><text:tab/></text:p>
      <text:p text:style-name="CodeBlock"><text:tab/><text:span text:style-name="comment0_5f_cpp">// Because we are already filtering the messages, it is easy for the</text:span></text:p>
      <text:p text:style-name="CodeBlock"><text:tab/><text:span text:style-name="comment0_5f_cpp">// AutoTextControl class to provide something which the regular</text:span></text:p>
      <text:p text:style-name="CodeBlock"><text:tab/><text:span text:style-name="comment0_5f_cpp">// BTextControl doesn't: limits to the number of characters the</text:span></text:p>
      <text:p text:style-name="CodeBlock"><text:tab/><text:span text:style-name="comment0_5f_cpp">// user can type. This is not the same as setting the maximum length</text:span></text:p>
      <text:p text:style-name="CodeBlock"><text:tab/><text:span text:style-name="comment0_5f_cpp">// with BTextView ::SetMaxBytes().</text:span></text:p>
      <text:p text:style-name="CodeBlock"><text:tab/><text:span text:style-name="keyword0_5f_cpp">if</text:span> <text:span text:style-name="symbol0_5f_cpp">(</text:span>fBox<text:span text:style-name="symbol2_5f_cpp">-</text:span><text:span text:style-name="symbol1_5f_cpp">&gt;</text:span>fCharLimit <text:span text:style-name="symbol3_5f_cpp">&amp;&amp;</text:span> result <text:span text:style-name="symbol1_5f_cpp">==</text:span> B_DISPATCH_MESSAGE<text:span text:style-name="symbol0_5f_cpp">)</text:span></text:p>
      <text:p text:style-name="CodeBlock"><text:tab/><text:span text:style-name="symbol0_5f_cpp">{</text:span> </text:p>
      <text:p text:style-name="CodeBlock"><text:tab/><text:tab/><text:span text:style-name="comment0_5f_cpp">// See to it that we still allow shortcut keys </text:span></text:p>
      <text:p text:style-name="CodeBlock"><text:tab/><text:tab/><text:span text:style-name="keyword0_5f_cpp">if</text:span> <text:span text:style-name="symbol0_5f_cpp">(</text:span>mod <text:span text:style-name="symbol3_5f_cpp">&amp;</text:span> B_COMMAND_KEY<text:span text:style-name="symbol0_5f_cpp">)</text:span> </text:p>
      <text:p text:style-name="CodeBlock"><text:tab/><text:tab/><text:tab/><text:span text:style-name="keyword0_5f_cpp">return</text:span> B_DISPATCH_MESSAGE<text:span text:style-name="symbol4_5f_cpp">;</text:span> </text:p>
      <text:p text:style-name="CodeBlock"><text:tab/><text:tab/> </text:p>
      <text:p text:style-name="CodeBlock"><text:tab/><text:tab/><text:span text:style-name="comment0_5f_cpp">// We don't use strlen() because it is not UTF-8 aware, which</text:span></text:p>
      <text:p text:style-name="CodeBlock"><text:tab/><text:tab/><text:span text:style-name="comment0_5f_cpp">// can affect how many characters can be typed. </text:span></text:p>
      <text:p text:style-name="CodeBlock"><text:tab/><text:tab/><text:span text:style-name="keyword0_5f_cpp">if</text:span> <text:span text:style-name="symbol0_5f_cpp">(</text:span><text:span text:style-name="keyword2_5f_cpp">isprint</text:span><text:span text:style-name="symbol0_5f_cpp">(</text:span>rawchar<text:span text:style-name="symbol0_5f_cpp">)</text:span> <text:span text:style-name="symbol3_5f_cpp">&amp;&amp;</text:span> </text:p>
      <text:p text:style-name="CodeBlock"><text:tab/><text:tab/><text:tab/><text:tab/><text:span text:style-name="symbol0_5f_cpp">(</text:span>uint32<text:span text:style-name="symbol0_5f_cpp">)</text:span>BString<text:span text:style-name="symbol0_5f_cpp">(</text:span>text<text:span text:style-name="symbol2_5f_cpp">-</text:span><text:span text:style-name="symbol1_5f_cpp">&gt;</text:span>Text<text:span text:style-name="symbol0_5f_cpp">())</text:span>.<text:span text:style-name="member0_5f_cpp">CountChars</text:span><text:span text:style-name="symbol0_5f_cpp">()</text:span> <text:span text:style-name="symbol1_5f_cpp">==</text:span></text:p>
      <text:p text:style-name="CodeBlock"><text:tab/><text:tab/><text:tab/><text:tab/><text:tab/><text:tab/><text:tab/><text:tab/><text:tab/> <text:s text:c="3"/>text<text:span text:style-name="symbol2_5f_cpp">-</text:span><text:span text:style-name="symbol1_5f_cpp">&gt;</text:span>fCharLimit<text:span text:style-name="symbol0_5f_cpp">)</text:span> </text:p>
      <text:p text:style-name="CodeBlock"><text:tab/><text:tab/><text:tab/><text:span text:style-name="keyword0_5f_cpp">return</text:span> B_SKIP_MESSAGE<text:span text:style-name="symbol4_5f_cpp">;</text:span> </text:p>
      <text:p text:style-name="CodeBlock"><text:tab/><text:span text:style-name="symbol0_5f_cpp">}</text:span> </text:p>
      <text:p text:style-name="CodeBlock"><text:tab/> </text:p>
      <text:p text:style-name="CodeBlock"><text:tab/><text:span text:style-name="keyword0_5f_cpp">return</text:span> result<text:span text:style-name="symbol4_5f_cpp">;</text:span> </text:p>
      <text:p text:style-name="CodeBlock"><text:span text:style-name="symbol0_5f_cpp">}</text:span> </text:p>
      <text:p text:style-name="CodeBlock"/>
      <text:p text:style-name="Text_20_body">So where do we get the extra key notifications? The default implementation of KeyFilter(), which calls <text:span text:style-name="Code">fBox-&gt;Invoke()</text:span> and then returns <text:span text:style-name="Code">B_DISPATCH_MESSAGE</text:span>. For a more complete perspective on the AutoTextControl class, look over the included source code.</text:p>
      <text:h text:style-name="Heading_20_2" text:outline-level="2">Observing and Notifying</text:h>
      <text:p text:style-name="Text_20_body">Although it might seem a bit strange because they are typically used to respond to messages, BHandlers can also operate to notify subscribers of events. The methods related to this functionality are as follows:</text:p>
      <text:p text:style-name="CodeBlock"/>
      <text:p text:style-name="CodeBlock">status_t<text:tab/>StartWatching<text:span text:style-name="symbol0_5f_cpp">(</text:span>BMessenger target, uint32 what<text:span text:style-name="symbol0_5f_cpp">)</text:span><text:span text:style-name="symbol4_5f_cpp">;</text:span> </text:p>
      <text:p text:style-name="CodeBlock">status_t<text:tab/>StartWatchingAll<text:span text:style-name="symbol0_5f_cpp">(</text:span>BMessenger target<text:span text:style-name="symbol0_5f_cpp">)</text:span><text:span text:style-name="symbol4_5f_cpp">;</text:span> </text:p>
      <text:p text:style-name="CodeBlock">status_t<text:tab/>StopWatching<text:span text:style-name="symbol0_5f_cpp">(</text:span>BMessenger target, uint32 what<text:span text:style-name="symbol0_5f_cpp">)</text:span><text:span text:style-name="symbol4_5f_cpp">;</text:span> </text:p>
      <text:p text:style-name="CodeBlock">status_t<text:tab/>StopWatchingAll<text:span text:style-name="symbol0_5f_cpp">(</text:span>BMessenger target<text:span text:style-name="symbol0_5f_cpp">)</text:span><text:span text:style-name="symbol4_5f_cpp">;</text:span> </text:p>
      <text:p text:style-name="CodeBlock"/>
      <text:p text:style-name="CodeBlock">status_t<text:tab/>StartWatching<text:span text:style-name="symbol0_5f_cpp">(</text:span>BHandler <text:span text:style-name="symbol2_5f_cpp">*</text:span>observer, uint32 what<text:span text:style-name="symbol0_5f_cpp">)</text:span><text:span text:style-name="symbol4_5f_cpp">;</text:span> </text:p>
      <text:p text:style-name="CodeBlock">status_t<text:tab/>StartWatchingAll<text:span text:style-name="symbol0_5f_cpp">(</text:span>BHandler <text:span text:style-name="symbol2_5f_cpp">*</text:span>observer<text:span text:style-name="symbol0_5f_cpp">)</text:span><text:span text:style-name="symbol4_5f_cpp">;</text:span> </text:p>
      <text:p text:style-name="CodeBlock">status_t<text:tab/>StopWatching<text:span text:style-name="symbol0_5f_cpp">(</text:span>BHandler <text:span text:style-name="symbol2_5f_cpp">*</text:span>observer, uint32 what<text:span text:style-name="symbol0_5f_cpp">)</text:span><text:span text:style-name="symbol4_5f_cpp">;</text:span> </text:p>
      <text:p text:style-name="CodeBlock">status_t<text:tab/>StopWatchingAll<text:span text:style-name="symbol0_5f_cpp">(</text:span>BHandler <text:span text:style-name="symbol2_5f_cpp">*</text:span>observer<text:span text:style-name="symbol0_5f_cpp">)</text:span><text:span text:style-name="symbol4_5f_cpp">;</text:span> </text:p>
      <text:p text:style-name="CodeBlock"/>
      <text:p text:style-name="CodeBlock"><text:span text:style-name="keyword1_5f_cpp">virtual</text:span> <text:span text:style-name="keyword3_5f_cpp">void</text:span><text:tab/>SendNotices<text:span text:style-name="symbol0_5f_cpp">(</text:span>uint32 what, <text:span text:style-name="keyword3_5f_cpp">const</text:span> BMessage<text:span text:style-name="symbol2_5f_cpp">*</text:span> notice <text:span text:style-name="symbol1_5f_cpp">=</text:span> <text:span text:style-name="keyword1_5f_cpp">NULL</text:span><text:span text:style-name="symbol0_5f_cpp">)</text:span><text:span text:style-name="symbol4_5f_cpp">;</text:span> </text:p>
      <text:p text:style-name="CodeBlock"/>
      <text:p text:style-name="Text_20_body">The first set of methods are for observing events from targets in other applications and the second set are for local targets. The process is started by calling <text:span text:style-name="Code">StartWatching()</text:span> for each state code an observer wants to be notified of or <text:span text:style-name="Code">StartWatchingAll()</text:span> for all events. Note that the <text:span text:style-name="Code">what</text:span> field here does not have to be a BMessage constant – it can be whatever kind of <text:soft-page-break/>number you want it to be. Once there are some observers, it is up to the main BHandler to send out notifications with the <text:span text:style-name="Code">SendNotices()</text:span> method.</text:p>
      <text:p text:style-name="Text_20_body">What good are these notifications? They are handy for instances where messaging is complicated, slow, or program design lends itself to using them. For instance, it can be used in an image editor when tools are changed or in a financial program to notify different components of the program of changes in financial data.</text:p>
      <text:h text:style-name="Heading_20_2" text:outline-level="2">Sending Messages</text:h>
      <text:p text:style-name="Text_20_body">Of course, no messaging discussion would be complete without examining both sending and receiving them. The Haiku API makes it easy to send messages, too.</text:p>
      <text:p text:style-name="Text_20_body">The BLooper class is mostly used for delivering messages, but it also gives us the ability to send messages in a limited, but helpful way. The <text:span text:style-name="Code">PostMessage()</text:span> method is a convenient way to send a message to a BLooper or one of its BHandlers, assuming that you have a pointer to the desired target.</text:p>
      <text:p text:style-name="CodeBlock"/>
      <text:p text:style-name="CodeBlock">status_t<text:tab/>PostMessage<text:span text:style-name="symbol0_5f_cpp">(</text:span>uint32 command<text:span text:style-name="symbol0_5f_cpp">)</text:span><text:span text:style-name="symbol4_5f_cpp">;</text:span> </text:p>
      <text:p text:style-name="CodeBlock">status_t<text:tab/>PostMessage<text:span text:style-name="symbol0_5f_cpp">(</text:span>BMessage<text:span text:style-name="symbol2_5f_cpp">*</text:span> message<text:span text:style-name="symbol0_5f_cpp">)</text:span><text:span text:style-name="symbol4_5f_cpp">;</text:span> </text:p>
      <text:p text:style-name="CodeBlock">status_t<text:tab/>PostMessage<text:span text:style-name="symbol0_5f_cpp">(</text:span>uint32 command, BHandler<text:span text:style-name="symbol2_5f_cpp">*</text:span> handler, </text:p>
      <text:p text:style-name="CodeBlock"><text:tab/><text:tab/><text:tab/><text:tab/>BHandler<text:span text:style-name="symbol2_5f_cpp">*</text:span> replyTo <text:span text:style-name="symbol1_5f_cpp">=</text:span> <text:span text:style-name="keyword1_5f_cpp">NULL</text:span><text:span text:style-name="symbol0_5f_cpp">)</text:span><text:span text:style-name="symbol4_5f_cpp">;</text:span> </text:p>
      <text:p text:style-name="CodeBlock">status_t<text:tab/>PostMessage<text:span text:style-name="symbol0_5f_cpp">(</text:span>BMessage<text:span text:style-name="symbol2_5f_cpp">*</text:span> message, BHandler<text:span text:style-name="symbol2_5f_cpp">*</text:span> handler, </text:p>
      <text:p text:style-name="CodeBlock"><text:tab/><text:tab/><text:tab/><text:tab/>BHandler<text:span text:style-name="symbol2_5f_cpp">*</text:span> replyTo <text:span text:style-name="symbol1_5f_cpp">=</text:span> <text:span text:style-name="keyword1_5f_cpp">NULL</text:span><text:span text:style-name="symbol0_5f_cpp">)</text:span><text:span text:style-name="symbol4_5f_cpp">;</text:span> </text:p>
      <text:p text:style-name="CodeBlock"/>
      <text:p text:style-name="Text_20_body">Although the BeBook says that it is better to call <text:span text:style-name="Code">BMessenger::SendMessage()</text:span>, the Haiku implementation of <text:span text:style-name="Code">PostMessage()</text:span> calls it, so it doesn't make a difference for us. </text:p>
      <text:p text:style-name="Text_20_body">What is BMessenger, anyway? It's the standard-issue means of sending messages. </text:p>
      <text:p text:style-name="CodeBlock"/>
      <text:p text:style-name="CodeBlock"><text:span text:style-name="Code">BMessenger</text:span><text:span text:style-name="symbol0_5f_cpp">()</text:span><text:span text:style-name="symbol4_5f_cpp">;</text:span><text:span text:style-name="Code"> </text:span></text:p>
      <text:p text:style-name="CodeBlock"><text:span text:style-name="Code">BMessenger</text:span><text:span text:style-name="symbol0_5f_cpp">(</text:span><text:span text:style-name="keyword3_5f_cpp">const</text:span><text:span text:style-name="Code"> </text:span><text:span text:style-name="keyword3_5f_cpp">char</text:span><text:span text:style-name="Code"> </text:span><text:span text:style-name="symbol2_5f_cpp">*</text:span><text:span text:style-name="Code">signature, team_id team </text:span><text:span text:style-name="symbol1_5f_cpp">=</text:span><text:span text:style-name="Code"> </text:span><text:span text:style-name="symbol2_5f_cpp">-</text:span><text:span text:style-name="number_5f_cpp">1</text:span><text:span text:style-name="Code">, </text:span></text:p>
      <text:p text:style-name="CodeBlock"><text:span text:style-name="Code"><text:tab/><text:tab/>status_t </text:span><text:span text:style-name="symbol2_5f_cpp">*</text:span><text:span text:style-name="Code">result </text:span><text:span text:style-name="symbol1_5f_cpp">=</text:span><text:span text:style-name="Code"> </text:span><text:span text:style-name="keyword1_5f_cpp">NULL</text:span><text:span text:style-name="symbol0_5f_cpp">)</text:span><text:span text:style-name="symbol4_5f_cpp">;</text:span><text:span text:style-name="Code"> </text:span></text:p>
      <text:p text:style-name="CodeBlock"><text:span text:style-name="Code">BMessenger</text:span><text:span text:style-name="symbol0_5f_cpp">(</text:span><text:span text:style-name="keyword3_5f_cpp">const</text:span><text:span text:style-name="Code"> BHandler </text:span><text:span text:style-name="symbol2_5f_cpp">*</text:span><text:span text:style-name="Code">handler, </text:span><text:span text:style-name="keyword3_5f_cpp">const</text:span><text:span text:style-name="Code"> BLooper </text:span><text:span text:style-name="symbol2_5f_cpp">*</text:span><text:span text:style-name="Code">looper </text:span><text:span text:style-name="symbol1_5f_cpp">=</text:span><text:span text:style-name="Code"> </text:span><text:span text:style-name="keyword1_5f_cpp">NULL</text:span><text:span text:style-name="Code">, </text:span></text:p>
      <text:p text:style-name="CodeBlock"><text:span text:style-name="Code"><text:tab/><text:tab/>status_t </text:span><text:span text:style-name="symbol2_5f_cpp">*</text:span><text:span text:style-name="Code">result </text:span><text:span text:style-name="symbol1_5f_cpp">=</text:span><text:span text:style-name="Code"> </text:span><text:span text:style-name="keyword1_5f_cpp">NULL</text:span><text:span text:style-name="symbol0_5f_cpp">)</text:span><text:span text:style-name="symbol4_5f_cpp">;</text:span><text:span text:style-name="Code"> </text:span></text:p>
      <text:p text:style-name="CodeBlock"><text:span text:style-name="Code">BMessenger</text:span><text:span text:style-name="symbol0_5f_cpp">(</text:span><text:span text:style-name="keyword3_5f_cpp">const</text:span><text:span text:style-name="Code"> BMessenger </text:span><text:span text:style-name="symbol3_5f_cpp">&amp;</text:span><text:span text:style-name="Code">from</text:span><text:span text:style-name="symbol0_5f_cpp">)</text:span><text:span text:style-name="symbol4_5f_cpp">;</text:span><text:span text:style-name="Code"> </text:span></text:p>
      <text:p text:style-name="Text_20_body"/>
      <text:p text:style-name="Text_20_body">When a BMessenger is created, it is given a recipient, which can be another application, a local BHandler, or a local BLooper. For the lifetime of the messenger, it will send messages to that recipient using the <text:span text:style-name="Code">SendMessage()</text:span> method.</text:p>
      <text:p text:style-name="CodeBlock"/>
      <text:p text:style-name="CodeBlock">status_t SendMessage<text:span text:style-name="symbol0_5f_cpp">(</text:span>uint32 command, BHandler <text:span text:style-name="symbol2_5f_cpp">*</text:span>replyTo <text:span text:style-name="symbol1_5f_cpp">=</text:span> <text:span text:style-name="keyword1_5f_cpp">NULL</text:span><text:span text:style-name="symbol0_5f_cpp">)</text:span> <text:span text:style-name="keyword3_5f_cpp">const</text:span><text:span text:style-name="symbol4_5f_cpp">;</text:span> </text:p>
      <text:p text:style-name="CodeBlock">status_t SendMessage<text:span text:style-name="symbol0_5f_cpp">(</text:span>BMessage <text:span text:style-name="symbol2_5f_cpp">*</text:span>message, BHandler <text:span text:style-name="symbol2_5f_cpp">*</text:span>replyTo <text:span text:style-name="symbol1_5f_cpp">=</text:span> <text:span text:style-name="keyword1_5f_cpp">NULL</text:span>, </text:p>
      <text:p text:style-name="CodeBlock"><text:tab/><text:tab/><text:tab/>bigtime_t timeout <text:span text:style-name="symbol1_5f_cpp">=</text:span> B_INFINITE_TIMEOUT<text:span text:style-name="symbol0_5f_cpp">)</text:span> <text:span text:style-name="keyword3_5f_cpp">const</text:span><text:span text:style-name="symbol4_5f_cpp">;</text:span> </text:p>
      <text:p text:style-name="CodeBlock">status_t SendMessage<text:span text:style-name="symbol0_5f_cpp">(</text:span>BMessage <text:span text:style-name="symbol2_5f_cpp">*</text:span>message, BMessenger replyTo, </text:p>
      <text:p text:style-name="CodeBlock"><text:tab/><text:tab/><text:tab/>bigtime_t timeout <text:span text:style-name="symbol1_5f_cpp">=</text:span> B_INFINITE_TIMEOUT<text:span text:style-name="symbol0_5f_cpp">)</text:span> <text:span text:style-name="keyword3_5f_cpp">const</text:span><text:span text:style-name="symbol4_5f_cpp">;</text:span> </text:p>
      <text:p text:style-name="CodeBlock">status_t SendMessage<text:span text:style-name="symbol0_5f_cpp">(</text:span>uint32 command, BMessage <text:span text:style-name="symbol2_5f_cpp">*</text:span>reply<text:span text:style-name="symbol0_5f_cpp">)</text:span> <text:span text:style-name="keyword3_5f_cpp">const</text:span><text:span text:style-name="symbol4_5f_cpp">;</text:span> </text:p>
      <text:p text:style-name="CodeBlock">status_t SendMessage<text:span text:style-name="symbol0_5f_cpp">(</text:span>BMessage <text:span text:style-name="symbol2_5f_cpp">*</text:span>message, BMessage <text:span text:style-name="symbol2_5f_cpp">*</text:span>reply, </text:p>
      <text:p text:style-name="CodeBlock"><text:tab/><text:tab/><text:tab/>bigtime_t deliveryTimeout <text:span text:style-name="symbol1_5f_cpp">=</text:span> B_INFINITE_TIMEOUT, </text:p>
      <text:p text:style-name="CodeBlock"><text:tab/><text:tab/><text:tab/>bigtime_t replyTimeout <text:span text:style-name="symbol1_5f_cpp">=</text:span> B_INFINITE_TIMEOUT<text:span text:style-name="symbol0_5f_cpp">)</text:span> <text:span text:style-name="keyword3_5f_cpp">const</text:span><text:span text:style-name="symbol4_5f_cpp">;</text:span> </text:p>
      <text:p text:style-name="CodeBlock"/>
      <text:p text:style-name="Text_20_body">Despite the variety of calls, the first two versions of <text:span text:style-name="Code">SendMessage()</text:span> are used the most often. BMessengers are usually treated as disposable objects for sending arbitrary messages or <text:soft-page-break/>passing a message target to a class method. If you are creating a class which sends a message, another class is in order: BInvoker.</text:p>
      <text:p text:style-name="Text_20_body">The BInvoker class is primarily a mix-in class which provides an all-in-one message-sending mechanism. It combines a BMessage, a BMessenger, and an optional BHandler for replies. Here are the most useful members of the class:</text:p>
      <text:p text:style-name="CodeBlock"/>
      <text:p text:style-name="CodeBlock"><text:span text:style-name="keyword1_5f_cpp">virtual</text:span><text:tab/>status_t<text:tab/>SetMessage<text:span text:style-name="symbol0_5f_cpp">(</text:span>BMessage<text:span text:style-name="symbol2_5f_cpp">*</text:span> message<text:span text:style-name="symbol0_5f_cpp">)</text:span><text:span text:style-name="symbol4_5f_cpp">;</text:span> </text:p>
      <text:p text:style-name="CodeBlock"><text:span text:style-name="keyword1_5f_cpp">virtual</text:span><text:tab/>status_t<text:tab/>SetTarget<text:span text:style-name="symbol0_5f_cpp">(</text:span><text:span text:style-name="keyword3_5f_cpp">const</text:span> BHandler<text:span text:style-name="symbol2_5f_cpp">*</text:span> handler, </text:p>
      <text:p text:style-name="CodeBlock"><text:tab/><text:tab/><text:tab/><text:tab/><text:tab/><text:tab/><text:span text:style-name="keyword3_5f_cpp">const</text:span> BLooper<text:span text:style-name="symbol2_5f_cpp">*</text:span> looper <text:span text:style-name="symbol1_5f_cpp">=</text:span> <text:span text:style-name="keyword1_5f_cpp">NULL</text:span><text:span text:style-name="symbol0_5f_cpp">)</text:span><text:span text:style-name="symbol4_5f_cpp">;</text:span> </text:p>
      <text:p text:style-name="CodeBlock"><text:span text:style-name="keyword1_5f_cpp">virtual</text:span><text:tab/>status_t<text:tab/>SetTarget<text:span text:style-name="symbol0_5f_cpp">(</text:span>BMessenger messenger<text:span text:style-name="symbol0_5f_cpp">)</text:span><text:span text:style-name="symbol4_5f_cpp">;</text:span> </text:p>
      <text:p text:style-name="CodeBlock"><text:span text:style-name="keyword1_5f_cpp">virtual</text:span><text:tab/>status_t<text:tab/>SetHandlerForReply<text:span text:style-name="symbol0_5f_cpp">(</text:span>BHandler<text:span text:style-name="symbol2_5f_cpp">*</text:span> handler<text:span text:style-name="symbol0_5f_cpp">)</text:span><text:span text:style-name="symbol4_5f_cpp">;</text:span> </text:p>
      <text:p text:style-name="CodeBlock"><text:span text:style-name="keyword1_5f_cpp">virtual</text:span><text:tab/>status_t<text:tab/>Invoke<text:span text:style-name="symbol0_5f_cpp">(</text:span>BMessage<text:span text:style-name="symbol2_5f_cpp">*</text:span> message <text:span text:style-name="symbol1_5f_cpp">=</text:span> <text:span text:style-name="keyword1_5f_cpp">NULL</text:span><text:span text:style-name="symbol0_5f_cpp">)</text:span><text:span text:style-name="symbol4_5f_cpp">;</text:span> </text:p>
      <text:p text:style-name="CodeBlock"><text:tab/><text:tab/>status_t<text:tab/>SetTimeout<text:span text:style-name="symbol0_5f_cpp">(</text:span>bigtime_t timeout<text:span text:style-name="symbol0_5f_cpp">)</text:span><text:span text:style-name="symbol4_5f_cpp">;</text:span> </text:p>
      <text:p text:style-name="CodeBlock"/>
      <text:p text:style-name="Text_20_body"><text:span text:style-name="Code">SetTarget()</text:span>, <text:span text:style-name="Code">SetMessage()</text:span>, and <text:span text:style-name="Code">Invoke()</text:span> are, by far, the most used members of the class. <text:s/>Unsurprisingly, the first two methods set the target and default message for the object. <text:span text:style-name="Code">Invoke()</text:span> sends the passed BMessage to its target or the message set by <text:span text:style-name="Code">SetMessage()</text:span> if not specified. The only time you probably will ever have to call <text:span text:style-name="Code">Invoke()</text:span> is if you are creating a new control. Calling <text:span text:style-name="Code">SetTarget()</text:span> is pretty common, such as for making a BButton send its messages to its parent BView instead of its owning BWindow.</text:p>
      <text:p text:style-name="Text_20_body">Left all by itself, I thought I'd mention something about BMessageRunner, as well. It's not often used, but when you need to send a message repeatedly, it's the tool for the job and it's a no-brainer to use.</text:p>
      <text:h text:style-name="Heading_20_2" text:outline-level="2">BMessage Kung-Fu</text:h>
      <text:p text:style-name="Text_20_body">BMessage is an extremely handy class because it is the standard means of sending information around the system and its data storage capabilities make it a worthwhile storage medium. If you take a look at the header file for the class, the number of methods built into the BMessage class is astounding. Luckily, they can be grouped together into a few categories:</text:p>
      <text:list xml:id="list1312106890" text:style-name="L1">
        <text:list-item>
          <text:p text:style-name="P5">Scripting support</text:p>
        </text:list-item>
        <text:list-item>
          <text:p text:style-name="P5">Data storage</text:p>
        </text:list-item>
        <text:list-item>
          <text:p text:style-name="P6">Messaging and delivery information</text:p>
        </text:list-item>
      </text:list>
      <text:p text:style-name="Text_20_body">If you would like to know more about the scripting functions, check out the lesson on Haiku's C++ scripting API. The messaging and delivery information functions are pretty straightforward:</text:p>
      <text:p text:style-name="Text_20_body"/>
      <text:p text:style-name="CodeBlock"><text:span text:style-name="keyword3_5f_cpp">bool</text:span><text:tab/><text:tab/><text:tab/>IsEmpty<text:span text:style-name="symbol0_5f_cpp">()</text:span> <text:span text:style-name="keyword3_5f_cpp">const</text:span><text:span text:style-name="symbol4_5f_cpp">;</text:span> </text:p>
      <text:p text:style-name="CodeBlock"><text:span text:style-name="keyword3_5f_cpp">bool</text:span><text:tab/><text:tab/><text:tab/>IsSystem<text:span text:style-name="symbol0_5f_cpp">()</text:span> <text:span text:style-name="keyword3_5f_cpp">const</text:span><text:span text:style-name="symbol4_5f_cpp">;</text:span> </text:p>
      <text:p text:style-name="CodeBlock"><text:span text:style-name="keyword3_5f_cpp">bool</text:span><text:tab/><text:tab/><text:tab/>IsReply<text:span text:style-name="symbol0_5f_cpp">()</text:span> <text:span text:style-name="keyword3_5f_cpp">const</text:span><text:span text:style-name="symbol4_5f_cpp">;</text:span> </text:p>
      <text:p text:style-name="CodeBlock"/>
      <text:p text:style-name="CodeBlock"><text:span text:style-name="keyword3_5f_cpp">bool</text:span><text:tab/><text:tab/><text:tab/>WasDelivered<text:span text:style-name="symbol0_5f_cpp">()</text:span> <text:span text:style-name="keyword3_5f_cpp">const</text:span><text:span text:style-name="symbol4_5f_cpp">;</text:span> </text:p>
      <text:p text:style-name="CodeBlock"><text:span text:style-name="keyword3_5f_cpp">bool</text:span><text:tab/><text:tab/><text:tab/>IsSourceWaiting<text:span text:style-name="symbol0_5f_cpp">()</text:span> <text:span text:style-name="keyword3_5f_cpp">const</text:span><text:span text:style-name="symbol4_5f_cpp">;</text:span> </text:p>
      <text:p text:style-name="CodeBlock"><text:span text:style-name="keyword3_5f_cpp">bool</text:span><text:tab/><text:tab/><text:tab/>IsSourceRemote<text:span text:style-name="symbol0_5f_cpp">()</text:span> <text:span text:style-name="keyword3_5f_cpp">const</text:span><text:span text:style-name="symbol4_5f_cpp">;</text:span> </text:p>
      <text:p text:style-name="CodeBlock">BMessenger<text:tab/><text:tab/>ReturnAddress<text:span text:style-name="symbol0_5f_cpp">()</text:span> <text:span text:style-name="keyword3_5f_cpp">const</text:span><text:span text:style-name="symbol4_5f_cpp">;</text:span> </text:p>
      <text:p text:style-name="CodeBlock"><text:span text:style-name="keyword3_5f_cpp">bool</text:span><text:tab/><text:tab/><text:tab/>WasDropped<text:span text:style-name="symbol0_5f_cpp">()</text:span> <text:span text:style-name="keyword3_5f_cpp">const</text:span><text:span text:style-name="symbol4_5f_cpp">;</text:span> </text:p>
      <text:p text:style-name="CodeBlock">BPoint<text:tab/><text:tab/>DropPoint<text:span text:style-name="symbol0_5f_cpp">(</text:span>BPoint <text:span text:style-name="symbol2_5f_cpp">*</text:span>offset <text:span text:style-name="symbol1_5f_cpp">=</text:span> <text:span text:style-name="keyword1_5f_cpp">NULL</text:span><text:span text:style-name="symbol0_5f_cpp">)</text:span> <text:span text:style-name="keyword3_5f_cpp">const</text:span><text:span text:style-name="symbol4_5f_cpp">;</text:span> </text:p>
      <text:p text:style-name="CodeBlock"/>
      <text:p text:style-name="CodeBlock">status_t<text:tab/><text:tab/>SendReply<text:span text:style-name="symbol0_5f_cpp">(</text:span>uint32 command, BHandler <text:span text:style-name="symbol2_5f_cpp">*</text:span>replyTo <text:span text:style-name="symbol1_5f_cpp">=</text:span> <text:span text:style-name="keyword1_5f_cpp">NULL</text:span><text:span text:style-name="symbol0_5f_cpp">)</text:span><text:span text:style-name="symbol4_5f_cpp">;</text:span> </text:p>
      <text:p text:style-name="CodeBlock"><text:soft-page-break/>status_t<text:tab/><text:tab/>SendReply<text:span text:style-name="symbol0_5f_cpp">(</text:span>BMessage <text:span text:style-name="symbol2_5f_cpp">*</text:span>reply, BHandler <text:span text:style-name="symbol2_5f_cpp">*</text:span>replyTo <text:span text:style-name="symbol1_5f_cpp">=</text:span> <text:span text:style-name="keyword1_5f_cpp">NULL</text:span>, </text:p>
      <text:p text:style-name="CodeBlock"><text:tab/><text:tab/><text:tab/><text:tab/><text:tab/>bigtime_t timeout <text:span text:style-name="symbol1_5f_cpp">=</text:span> B_INFINITE_TIMEOUT<text:span text:style-name="symbol0_5f_cpp">)</text:span><text:span text:style-name="symbol4_5f_cpp">;</text:span> </text:p>
      <text:p text:style-name="CodeBlock">status_t<text:tab/><text:tab/>SendReply<text:span text:style-name="symbol0_5f_cpp">(</text:span>BMessage <text:span text:style-name="symbol2_5f_cpp">*</text:span>reply, BMessenger replyTo, </text:p>
      <text:p text:style-name="CodeBlock"><text:tab/><text:tab/><text:tab/><text:tab/>bigtime_t timeout <text:span text:style-name="symbol1_5f_cpp">=</text:span> B_INFINITE_TIMEOUT<text:span text:style-name="symbol0_5f_cpp">)</text:span><text:span text:style-name="symbol4_5f_cpp">;</text:span> </text:p>
      <text:p text:style-name="CodeBlock"/>
      <text:p text:style-name="CodeBlock">status_t<text:tab/><text:tab/>SendReply<text:span text:style-name="symbol0_5f_cpp">(</text:span>uint32 command, BMessage <text:span text:style-name="symbol2_5f_cpp">*</text:span>replyToReply<text:span text:style-name="symbol0_5f_cpp">)</text:span><text:span text:style-name="symbol4_5f_cpp">;</text:span> </text:p>
      <text:p text:style-name="CodeBlock">status_t<text:tab/><text:tab/>SendReply<text:span text:style-name="symbol0_5f_cpp">(</text:span>BMessage <text:span text:style-name="symbol2_5f_cpp">*</text:span>the_reply, BMessage <text:span text:style-name="symbol2_5f_cpp">*</text:span>replyToReply, </text:p>
      <text:p text:style-name="CodeBlock"><text:tab/><text:tab/><text:tab/><text:tab/>bigtime_t sendTimeout <text:span text:style-name="symbol1_5f_cpp">=</text:span> B_INFINITE_TIMEOUT, </text:p>
      <text:p text:style-name="CodeBlock"><text:tab/><text:tab/><text:tab/><text:tab/>bigtime_t replyTimeout <text:span text:style-name="symbol1_5f_cpp">=</text:span> B_INFINITE_TIMEOUT<text:span text:style-name="symbol0_5f_cpp">)</text:span><text:span text:style-name="symbol4_5f_cpp">;</text:span> </text:p>
      <text:p text:style-name="CodeBlock"/>
      <text:p text:style-name="Text_20_body">Of these methods, perhaps the only one which is a little mysterious at first glance is <text:span text:style-name="Code">WasDelivered()</text:span>, which returns true if the message has been sent to a destination by some means, whether it be through a BLooper or drag and drop. <text:span text:style-name="Code">SendReply()</text:span> is included in BMessage's methods because each BMessage contains information for both its source and its destination, making it easy to send responses to a sender in another program.</text:p>
      <text:p text:style-name="Text_20_body">Let's take a moment to look at BMessage's data storage capabilities. First of all, more than half of the public methods available for the BMessage class are related to data attachments. Most of them are functions which wrap a more convenient interface around one of three functions: <text:span text:style-name="Code">AddData()</text:span>, <text:span text:style-name="Code">FindData()</text:span>, and <text:span text:style-name="Code">ReplaceData()</text:span>.</text:p>
      <text:p text:style-name="Text_20_body"/>
      <text:p text:style-name="Text_20_body"/>
      <text:p text:style-name="Text_20_body"/>
      <text:p text:style-name="Text_20_body">BMessage inherits from the BFlattenable class, which defines an interface for child classes to <text:span text:style-name="T1">serialize</text:span><text:span text:style-name="T2"> their data, or turn the collection of variables and such into one long run of bytes. This ability to turn attached data into one long chunk of memory makes BMessage a very elegant solution for storing and retrieving arbitrary data, such as preferences for your program.</text:span></text:p>
      <text:h text:style-name="Heading_20_2" text:outline-level="2">Concluding Though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svg:font-family="'DejaVu Sans'" style:font-family-generic="swiss"/>
    <style:font-face style:name="Ubuntu" svg:font-family="Ubuntu"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9-29T20:31:42</dc:date>
    <meta:editing-duration>P6DT9H7M51S</meta:editing-duration>
    <meta:editing-cycles>2286</meta:editing-cycles>
    <meta:generator>LibreOffice/3.3$Linux LibreOffice_project/330m19$Build-202</meta:generator>
    <dc:creator>DarkWyrm </dc:creator>
    <meta:document-statistic meta:table-count="0" meta:image-count="1" meta:object-count="0" meta:page-count="7" meta:paragraph-count="154" meta:word-count="2291" meta:character-count="15228"/>
    <meta:user-defined meta:name="Info 1"/>
    <meta:user-defined meta:name="Info 2"/>
    <meta:user-defined meta:name="Info 3"/>
    <meta:user-defined meta:name="Info 4"/>
  </office:meta>
</office:document-meta>
</file>